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7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visible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new shoot system present'" calcext:value-type="string">
            <text:p>'new shoot system present'</text:p>
          </table:table-cell>
          <table:table-cell office:value-type="string" calcext:value-type="string">
            <text:p>'new shoot system presence'</text:p>
          </table:table-cell>
          <table:table-cell table:style-name="ce6" office:value-type="string" calcext:value-type="string">
            <text:p>'new shoot system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new shoot system presence'} trait that is a {quality of} a {whole plant} that has at least one {'new shoot system'}." calcext:value-type="string">
            <text:p>An {'new shoot system presence'} trait that is a {quality of} a {whole plant} that has at least one {'new shoot system'}.</text:p>
          </table:table-cell>
          <table:table-cell table:style-name="ce3" table:formula="of:=CONCATENATE([.D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presence' AND 'has quality measurement' SOME (&#10;    'measurement datum' AND (&#10;        ('lower count' SOME xsd:integer[&gt;0]) OR&#10;        ('lower percent' SOME xsd:decimal[&gt;0.0])&#10;    )&#10;)" calcext:value-type="string">
            <text:p>'new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]; CHAR(10); &quot;) AND 'depends on structure' SOME (&quot;; CHAR(10); &quot;    'has visible part' SOME &quot;; [.E4]; CHAR(10); &quot;)&quot;)" office:value-type="string" office:string-value="'plant structure presence' AND 'quality of' SOME (&#10;    'whole plant' AND 'has visible part' SOME 'new shoot system'&#10;) AND 'depends on structure' SOME (&#10;    'has visible part' SOME 'new shoot system'&#10;)" calcext:value-type="string">
            <text:p>'plant structure presence' AND 'quality of' SOME (</text:p>
            <text:p>    'whole plant' AND 'has visible part' SOME 'new shoot system'</text:p>
            <text:p>) AND 'depends on structure' SOME (</text:p>
            <text:p>    'has visible part' SOME 'new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]; CHAR(10); &quot;) AND 'depends on structure' SOME (&quot;; CHAR(10); &quot;    'has visible part' SOME &quot;; [.E5]; CHAR(10); &quot;)&quot;)" office:value-type="string" office:string-value="'plant structure presence' AND 'quality of' SOME (&#10;    'whole plant' AND 'has visible part' SOME 'new above-ground shoot-borne shoot system'&#10;) AND 'depends on structure' SOME (&#10;    'has visible part' SOME 'new above-ground shoot-borne shoot system'&#10;)" calcext:value-type="string">
            <text:p>'plant structure presence' AND 'quality of' SOME (</text:p>
            <text:p>    'whole plant' AND 'has visible part' SOME 'new above-ground shoot-borne shoot system'</text:p>
            <text:p>) AND 'depends on structure' SOME (</text:p>
            <text:p>    'has visible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]; CHAR(10); &quot;) AND 'depends on structure' SOME (&quot;; CHAR(10); &quot;    'has visible part' SOME &quot;; [.E6]; CHAR(10); &quot;)&quot;)" office:value-type="string" office:string-value="'plant structure presence' AND 'quality of' SOME (&#10;    'whole plant' AND 'has visible part' SOME 'new shoot system emerging from ground'&#10;) AND 'depends on structure' SOME (&#10;    'has visible part' SOME 'new shoot system emerging from ground'&#10;)" calcext:value-type="string">
            <text:p>'plant structure presence' AND 'quality of' SOME (</text:p>
            <text:p>    'whole plant' AND 'has visible part' SOME 'new shoot system emerging from ground'</text:p>
            <text:p>) AND 'depends on structure' SOME (</text:p>
            <text:p>    'has visible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7]; CHAR(10); &quot;) AND 'depends on structure' SOME (&quot;; CHAR(10); &quot;    'has visible part' SOME &quot;; [.E7]; CHAR(10); &quot;)&quot;)" office:value-type="string" office:string-value="'plant structure presence' AND 'quality of' SOME (&#10;    'whole plant' AND 'has visible part' SOME 'new shoot system emerging from ground in first growth cycle'&#10;) AND 'depends on structure' SOME (&#10;    'has visible part' SOME 'new shoot system emerging from ground in first growth cycle'&#10;)" calcext:value-type="string">
            <text:p>'plant structure presence' AND 'quality of' SOME (</text:p>
            <text:p>    'whole plant' AND 'has visible part' SOME 'new shoot system emerging from ground in first growth cycle'</text:p>
            <text:p>) AND 'depends on structure' SOME (</text:p>
            <text:p>    'has visible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8]; CHAR(10); &quot;) AND 'depends on structure' SOME (&quot;; CHAR(10); &quot;    'has visible part' SOME &quot;; [.E8]; CHAR(10); &quot;)&quot;)" office:value-type="string" office:string-value="'plant structure presence' AND 'quality of' SOME (&#10;    'whole plant' AND 'has visible part' SOME 'seedling'&#10;) AND 'depends on structure' SOME (&#10;    'has visible part' SOME 'seedling'&#10;)" calcext:value-type="string">
            <text:p>'plant structure presence' AND 'quality of' SOME (</text:p>
            <text:p>    'whole plant' AND 'has visible part' SOME 'seedling'</text:p>
            <text:p>) AND 'depends on structure' SOME (</text:p>
            <text:p>    'has visible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9]; CHAR(10); &quot;) AND 'depends on structure' SOME (&quot;; CHAR(10); &quot;    'has visible part' SOME &quot;; [.E9]; CHAR(10); &quot;)&quot;)" office:value-type="string" office:string-value="'plant structure presence' AND 'quality of' SOME (&#10;    'whole plant' AND 'has visible part' SOME 'new shoot system emerging from ground in later growth cycle'&#10;) AND 'depends on structure' SOME (&#10;    'has visible part' SOME 'new shoot system emerging from ground in later growth cycle'&#10;)" calcext:value-type="string">
            <text:p>'plant structure presence' AND 'quality of' SOME (</text:p>
            <text:p>    'whole plant' AND 'has visible part' SOME 'new shoot system emerging from ground in later growth cycle'</text:p>
            <text:p>) AND 'depends on structure' SOME (</text:p>
            <text:p>    'has visible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0]; CHAR(10); &quot;) AND 'depends on structure' SOME (&quot;; CHAR(10); &quot;    'has visible part' SOME &quot;; [.E10]; CHAR(10); &quot;)&quot;)" office:value-type="string" office:string-value="'plant structure presence' AND 'quality of' SOME (&#10;    'whole plant' AND 'has visible part' SOME PO:'vegetative bud'&#10;) AND 'depends on structure' SOME (&#10;    'has visible part' SOME PO:'vegetative bud'&#10;)" calcext:value-type="string">
            <text:p>'plant structure presence' AND 'quality of' SOME (</text:p>
            <text:p>    'whole plant' AND 'has visible part' SOME PO:'vegetative bud'</text:p>
            <text:p>) AND 'depends on structure' SOME (</text:p>
            <text:p>    'has visible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1]; CHAR(10); &quot;) AND 'depends on structure' SOME (&quot;; CHAR(10); &quot;    'has visible part' SOME &quot;; [.E11]; CHAR(10); &quot;)&quot;)" office:value-type="string" office:string-value="'plant structure presence' AND 'quality of' SOME (&#10;    'whole plant' AND 'has visible part' SOME 'dormant leaf bud'&#10;) AND 'depends on structure' SOME (&#10;    'has visible part' SOME 'dormant leaf bud'&#10;)" calcext:value-type="string">
            <text:p>'plant structure presence' AND 'quality of' SOME (</text:p>
            <text:p>    'whole plant' AND 'has visible part' SOME 'dormant leaf bud'</text:p>
            <text:p>) AND 'depends on structure' SOME (</text:p>
            <text:p>    'has visible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2]; CHAR(10); &quot;) AND 'depends on structure' SOME (&quot;; CHAR(10); &quot;    'has visible part' SOME &quot;; [.E12]; CHAR(10); &quot;)&quot;)" office:value-type="string" office:string-value="'plant structure presence' AND 'quality of' SOME (&#10;    'whole plant' AND 'has visible part' SOME 'non-dormant leaf bud'&#10;) AND 'depends on structure' SOME (&#10;    'has visible part' SOME 'non-dormant leaf bud'&#10;)" calcext:value-type="string">
            <text:p>'plant structure presence' AND 'quality of' SOME (</text:p>
            <text:p>    'whole plant' AND 'has visible part' SOME 'non-dormant leaf bud'</text:p>
            <text:p>) AND 'depends on structure' SOME (</text:p>
            <text:p>    'has visible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3]; CHAR(10); &quot;) AND 'depends on structure' SOME (&quot;; CHAR(10); &quot;    'has visible part' SOME &quot;; [.E13]; CHAR(10); &quot;)&quot;)" office:value-type="string" office:string-value="'plant structure presence' AND 'quality of' SOME (&#10;    'whole plant' AND 'has visible part' SOME 'swelling leaf bud'&#10;) AND 'depends on structure' SOME (&#10;    'has visible part' SOME 'swelling leaf bud'&#10;)" calcext:value-type="string">
            <text:p>'plant structure presence' AND 'quality of' SOME (</text:p>
            <text:p>    'whole plant' AND 'has visible part' SOME 'swelling leaf bud'</text:p>
            <text:p>) AND 'depends on structure' SOME (</text:p>
            <text:p>    'has visible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4]; CHAR(10); &quot;) AND 'depends on structure' SOME (&quot;; CHAR(10); &quot;    'has visible part' SOME &quot;; [.E14]; CHAR(10); &quot;)&quot;)" office:value-type="string" office:string-value="'plant structure presence' AND 'quality of' SOME (&#10;    'whole plant' AND 'has visible part' SOME 'breaking leaf bud'&#10;) AND 'depends on structure' SOME (&#10;    'has visible part' SOME 'breaking leaf bud'&#10;)" calcext:value-type="string">
            <text:p>'plant structure presence' AND 'quality of' SOME (</text:p>
            <text:p>    'whole plant' AND 'has visible part' SOME 'breaking leaf bud'</text:p>
            <text:p>) AND 'depends on structure' SOME (</text:p>
            <text:p>    'has visible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6]; CHAR(10); &quot;) AND 'depends on structure' SOME (&quot;; CHAR(10); &quot;    'has visible part' SOME &quot;; [.E16]; CHAR(10); &quot;)&quot;)" office:value-type="string" office:string-value="'plant structure presence' AND 'quality of' SOME (&#10;    'whole plant' AND 'has visible part' SOME 'vascular leaf'&#10;) AND 'depends on structure' SOME (&#10;    'has visible part' SOME 'vascular leaf'&#10;)" calcext:value-type="string">
            <text:p>'plant structure presence' AND 'quality of' SOME (</text:p>
            <text:p>    'whole plant' AND 'has visible part' SOME 'vascular leaf'</text:p>
            <text:p>) AND 'depends on structure' SOME (</text:p>
            <text:p>    'has visible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7]; CHAR(10); &quot;) AND 'depends on structure' SOME (&quot;; CHAR(10); &quot;    'has visible part' SOME &quot;; [.E17]; CHAR(10); &quot;)&quot;)" office:value-type="string" office:string-value="'plant structure presence' AND 'quality of' SOME (&#10;    'whole plant' AND 'has visible part' SOME 'true leaf'&#10;) AND 'depends on structure' SOME (&#10;    'has visible part' SOME 'true leaf'&#10;)" calcext:value-type="string">
            <text:p>'plant structure presence' AND 'quality of' SOME (</text:p>
            <text:p>    'whole plant' AND 'has visible part' SOME 'true leaf'</text:p>
            <text:p>) AND 'depends on structure' SOME (</text:p>
            <text:p>    'has visible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8]; CHAR(10); &quot;) AND 'depends on structure' SOME (&quot;; CHAR(10); &quot;    'has visible part' SOME &quot;; [.E18]; CHAR(10); &quot;)&quot;)" office:value-type="string" office:string-value="'plant structure presence' AND 'quality of' SOME (&#10;    'whole plant' AND 'has visible part' SOME 'unfolding true leaf'&#10;) AND 'depends on structure' SOME (&#10;    'has visible part' SOME 'unfolding true leaf'&#10;)" calcext:value-type="string">
            <text:p>'plant structure presence' AND 'quality of' SOME (</text:p>
            <text:p>    'whole plant' AND 'has visible part' SOME 'unfolding true leaf'</text:p>
            <text:p>) AND 'depends on structure' SOME (</text:p>
            <text:p>    'has visible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9]; CHAR(10); &quot;) AND 'depends on structure' SOME (&quot;; CHAR(10); &quot;    'has visible part' SOME &quot;; [.E19]; CHAR(10); &quot;)&quot;)" office:value-type="string" office:string-value="'plant structure presence' AND 'quality of' SOME (&#10;    'whole plant' AND 'has visible part' SOME 'unfolded true leaf'&#10;) AND 'depends on structure' SOME (&#10;    'has visible part' SOME 'unfolded true leaf'&#10;)" calcext:value-type="string">
            <text:p>'plant structure presence' AND 'quality of' SOME (</text:p>
            <text:p>    'whole plant' AND 'has visible part' SOME 'unfolded true leaf'</text:p>
            <text:p>) AND 'depends on structure' SOME (</text:p>
            <text:p>    'has visible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0]; CHAR(10); &quot;) AND 'depends on structure' SOME (&quot;; CHAR(10); &quot;    'has visible part' SOME &quot;; [.E20]; CHAR(10); &quot;)&quot;)" office:value-type="string" office:string-value="'plant structure presence' AND 'quality of' SOME (&#10;    'whole plant' AND 'has visible part' SOME 'non-senescing unfolded true leaf'&#10;) AND 'depends on structure' SOME (&#10;    'has visible part' SOME 'non-senescing unfolded true leaf'&#10;)" calcext:value-type="string">
            <text:p>'plant structure presence' AND 'quality of' SOME (</text:p>
            <text:p>    'whole plant' AND 'has visible part' SOME 'non-senescing unfolded true leaf'</text:p>
            <text:p>) AND 'depends on structure' SOME (</text:p>
            <text:p>    'has visible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1]; CHAR(10); &quot;) AND 'depends on structure' SOME (&quot;; CHAR(10); &quot;    'has visible part' SOME &quot;; [.E21]; CHAR(10); &quot;)&quot;)" office:value-type="string" office:string-value="'plant structure presence' AND 'quality of' SOME (&#10;    'whole plant' AND 'has visible part' SOME 'senescing true leaf'&#10;) AND 'depends on structure' SOME (&#10;    'has visible part' SOME 'senescing true leaf'&#10;)" calcext:value-type="string">
            <text:p>'plant structure presence' AND 'quality of' SOME (</text:p>
            <text:p>    'whole plant' AND 'has visible part' SOME 'senescing true leaf'</text:p>
            <text:p>) AND 'depends on structure' SOME (</text:p>
            <text:p>    'has visible part' SOME 'senesc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2]; CHAR(10); &quot;) AND 'depends on structure' SOME (&quot;; CHAR(10); &quot;    'has visible part' SOME &quot;; [.E22]; CHAR(10); &quot;)&quot;)" office:value-type="string" office:string-value="'plant structure presence' AND 'quality of' SOME (&#10;    'whole plant' AND 'has visible part' SOME 'immature unfolded true leaf'&#10;) AND 'depends on structure' SOME (&#10;    'has visible part' SOME 'immature unfolded true leaf'&#10;)" calcext:value-type="string">
            <text:p>'plant structure presence' AND 'quality of' SOME (</text:p>
            <text:p>    'whole plant' AND 'has visible part' SOME 'immature unfolded true leaf'</text:p>
            <text:p>) AND 'depends on structure' SOME (</text:p>
            <text:p>    'has visible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3]; CHAR(10); &quot;) AND 'depends on structure' SOME (&quot;; CHAR(10); &quot;    'has visible part' SOME &quot;; [.E23]; CHAR(10); &quot;)&quot;)" office:value-type="string" office:string-value="'plant structure presence' AND 'quality of' SOME (&#10;    'whole plant' AND 'has visible part' SOME 'mature true leaf'&#10;) AND 'depends on structure' SOME (&#10;    'has visible part' SOME 'mature true leaf'&#10;)" calcext:value-type="string">
            <text:p>'plant structure presence' AND 'quality of' SOME (</text:p>
            <text:p>    'whole plant' AND 'has visible part' SOME 'mature true leaf'</text:p>
            <text:p>) AND 'depends on structure' SOME (</text:p>
            <text:p>    'has visible part' SOME '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4]; CHAR(10); &quot;) AND 'depends on structure' SOME (&quot;; CHAR(10); &quot;    'has visible part' SOME &quot;; [.E24]; CHAR(10); &quot;)&quot;)" office:value-type="string" office:string-value="'plant structure presence' AND 'quality of' SOME (&#10;    'whole plant' AND 'has visible part' SOME 'expanding unfolded true leaf'&#10;) AND 'depends on structure' SOME (&#10;    'has visible part' SOME 'expanding unfolded true leaf'&#10;)" calcext:value-type="string">
            <text:p>'plant structure presence' AND 'quality of' SOME (</text:p>
            <text:p>    'whole plant' AND 'has visible part' SOME 'expanding unfolded true leaf'</text:p>
            <text:p>) AND 'depends on structure' SOME (</text:p>
            <text:p>    'has visible part' SOME 'expand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5]; CHAR(10); &quot;) AND 'depends on structure' SOME (&quot;; CHAR(10); &quot;    'has visible part' SOME &quot;; [.E25]; CHAR(10); &quot;)&quot;)" office:value-type="string" office:string-value="'plant structure presence' AND 'quality of' SOME (&#10;    'whole plant' AND 'has visible part' SOME 'expanded immature true leaf'&#10;) AND 'depends on structure' SOME (&#10;    'has visible part' SOME 'expanded immature true leaf'&#10;)" calcext:value-type="string">
            <text:p>'plant structure presence' AND 'quality of' SOME (</text:p>
            <text:p>    'whole plant' AND 'has visible part' SOME 'expanded immature true leaf'</text:p>
            <text:p>) AND 'depends on structure' SOME (</text:p>
            <text:p>    'has visible part' SOME 'expanded im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6]; CHAR(10); &quot;) AND 'depends on structure' SOME (&quot;; CHAR(10); &quot;    'has visible part' SOME &quot;; [.E26]; CHAR(10); &quot;)&quot;)" office:value-type="string" office:string-value="'plant structure presence' AND 'quality of' SOME (&#10;    'whole plant' AND 'has visible part' SOME 'expanding true leaf'&#10;) AND 'depends on structure' SOME (&#10;    'has visible part' SOME 'expanding true leaf'&#10;)" calcext:value-type="string">
            <text:p>'plant structure presence' AND 'quality of' SOME (</text:p>
            <text:p>    'whole plant' AND 'has visible part' SOME 'expanding true leaf'</text:p>
            <text:p>) AND 'depends on structure' SOME (</text:p>
            <text:p>    'has visible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8]; CHAR(10); &quot;) AND 'depends on structure' SOME (&quot;; CHAR(10); &quot;    'has visible part' SOME &quot;; [.E28]; CHAR(10); &quot;)&quot;)" office:value-type="string" office:string-value="'plant structure presence' AND 'quality of' SOME (&#10;    'whole plant' AND 'has visible part' SOME 'reproductive structure'&#10;) AND 'depends on structure' SOME (&#10;    'has visible part' SOME 'reproductive structure'&#10;)" calcext:value-type="string">
            <text:p>'plant structure presence' AND 'quality of' SOME (</text:p>
            <text:p>    'whole plant' AND 'has visible part' SOME 'reproductive structure'</text:p>
            <text:p>) AND 'depends on structure' SOME (</text:p>
            <text:p>    'has visible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floral structures present'" calcext:value-type="string">
            <text:p>'floral structure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6" office:value-type="string" calcext:value-type="string">
            <text:p>'floral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floral structure presence'} trait that is a {quality of} a {whole plant} that has at least one {'floral structure'}." calcext:value-type="string">
            <text:p>A {'floral structure presence'} trait that is a {quality of} a {whole plant} that has at least one {'floral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ral structure presence' AND 'has quality measurement' SOME (&#10;    'measurement datum' AND (&#10;        ('lower count' SOME xsd:integer[&gt;0]) OR&#10;        ('lower percent' SOME xsd:decimal[&gt;0.0])&#10;    )&#10;)" calcext:value-type="string">
            <text:p>'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9]; CHAR(10); &quot;) AND 'depends on structure' SOME (&quot;; CHAR(10); &quot;    'has visible part' SOME &quot;; [.E29]; CHAR(10); &quot;)&quot;)" office:value-type="string" office:string-value="'plant structure presence' AND 'quality of' SOME (&#10;    'whole plant' AND 'has visible part' SOME 'floral structure'&#10;) AND 'depends on structure' SOME (&#10;    'has visible part' SOME 'floral structure'&#10;)" calcext:value-type="string">
            <text:p>'plant structure presence' AND 'quality of' SOME (</text:p>
            <text:p>    'whole plant' AND 'has visible part' SOME 'floral structure'</text:p>
            <text:p>) AND 'depends on structure' SOME (</text:p>
            <text:p>    'has visible part' SOME '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non-senesced floral structures present'" calcext:value-type="string">
            <text:p>'non-senesced floral structure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6" office:value-type="string" calcext:value-type="string">
            <text:p>'non-senesced floral structure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senesced floral structure presence'} trait that is a {quality of} a {whole plant} that has at least one {'non-senesced floral structure'}." calcext:value-type="string">
            <text:p>A {'non-senesced floral structure presence'} trait that is a {quality of} a {whole plant} that has at least one {'non-senesced floral structure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non-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0]; CHAR(10); &quot;) AND 'depends on structure' SOME (&quot;; CHAR(10); &quot;    'has visible part' SOME &quot;; [.E30]; CHAR(10); &quot;)&quot;)" office:value-type="string" office:string-value="'plant structure presence' AND 'quality of' SOME (&#10;    'whole plant' AND 'has visible part' SOME 'non-senesced floral structure'&#10;) AND 'depends on structure' SOME (&#10;    'has visible part' SOME 'non-senesced floral structure'&#10;)" calcext:value-type="string">
            <text:p>'plant structure presence' AND 'quality of' SOME (</text:p>
            <text:p>    'whole plant' AND 'has visible part' SOME 'non-senesced floral structure'</text:p>
            <text:p>) AND 'depends on structure' SOME (</text:p>
            <text:p>    'has visible part' SOME 'non-senesced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unopened floral structures present'" calcext:value-type="string">
            <text:p>'unopened floral structures present'</text:p>
          </table:table-cell>
          <table:table-cell table:formula="of:=CONCATENATE(&quot;'&quot;; SUBSTITUTE(SUBSTITUTE([.E31]; &quot;PO:&quot;; &quot;&quot;); &quot;'&quot;; &quot;&quot;); &quot; presence'&quot;)" office:value-type="string" office:string-value="'unopened floral structure presence'" calcext:value-type="string">
            <text:p>'unopened floral structure presence'</text:p>
          </table:table-cell>
          <table:table-cell table:style-name="ce6" office:value-type="string" calcext:value-type="string">
            <text:p>'unopened floral structure'</text:p>
          </table:table-cell>
          <table:table-cell table:style-name="ce3" table:formula="of:=CONCATENATE(&quot;An {&quot;; [.D31]; &quot;} trait that is a {quality of} a {whole plant} that has at least one {&quot;; [.E31]; &quot;}.&quot;)" office:value-type="string" office:string-value="An {'unopened floral structure presence'} trait that is a {quality of} a {whole plant} that has at least one {'unopened floral structure'}." calcext:value-type="string">
            <text:p>An {'unopened floral structure presence'} trait that is a {quality of} a {whole plant} that has at least one {'unopened floral structure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ral structure presence' AND 'has quality measurement' SOME (&#10;    'measurement datum' AND (&#10;        ('lower count' SOME xsd:integer[&gt;0]) OR&#10;        ('lower percent' SOME xsd:decimal[&gt;0.0])&#10;    )&#10;)" calcext:value-type="string">
            <text:p>'unopen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1]; CHAR(10); &quot;) AND 'depends on structure' SOME (&quot;; CHAR(10); &quot;    'has visible part' SOME &quot;; [.E31]; CHAR(10); &quot;)&quot;)" office:value-type="string" office:string-value="'plant structure presence' AND 'quality of' SOME (&#10;    'whole plant' AND 'has visible part' SOME 'unopened floral structure'&#10;) AND 'depends on structure' SOME (&#10;    'has visible part' SOME 'unopened floral structure'&#10;)" calcext:value-type="string">
            <text:p>'plant structure presence' AND 'quality of' SOME (</text:p>
            <text:p>    'whole plant' AND 'has visible part' SOME 'unopened floral structure'</text:p>
            <text:p>) AND 'depends on structure' SOME (</text:p>
            <text:p>    'has visible part' SOME 'unopen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open floral structures present'" calcext:value-type="string">
            <text:p>'open floral structures pre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open floral structure presence'" calcext:value-type="string">
            <text:p>'open floral structure presence'</text:p>
          </table:table-cell>
          <table:table-cell table:style-name="ce6" office:value-type="string" calcext:value-type="string">
            <text:p>'open floral structure'</text:p>
          </table:table-cell>
          <table:table-cell table:style-name="ce3" table:formula="of:=CONCATENATE(&quot;An {&quot;; [.D32]; &quot;} trait that is a {quality of} a {whole plant} that has at least one {&quot;; [.E32]; &quot;}.&quot;)" office:value-type="string" office:string-value="An {'open floral structure presence'} trait that is a {quality of} a {whole plant} that has at least one {'open floral structure'}." calcext:value-type="string">
            <text:p>An {'open floral structure presence'} trait that is a {quality of} a {whole plant} that has at least one {'open floral structure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2]; CHAR(10); &quot;) AND 'depends on structure' SOME (&quot;; CHAR(10); &quot;    'has visible part' SOME &quot;; [.E32]; CHAR(10); &quot;)&quot;)" office:value-type="string" office:string-value="'plant structure presence' AND 'quality of' SOME (&#10;    'whole plant' AND 'has visible part' SOME 'open floral structure'&#10;) AND 'depends on structure' SOME (&#10;    'has visible part' SOME 'open floral structure'&#10;)" calcext:value-type="string">
            <text:p>'plant structure presence' AND 'quality of' SOME (</text:p>
            <text:p>    'whole plant' AND 'has visible part' SOME 'open floral structure'</text:p>
            <text:p>) AND 'depends on structure' SOME (</text:p>
            <text:p>    'has visible part' SOME 'open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pollen-releasing floral structures present'" calcext:value-type="string">
            <text:p>'pollen-releasing floral structures pre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pollen-releasing floral structure presence'" calcext:value-type="string">
            <text:p>'pollen-releasing floral structure presence'</text:p>
          </table:table-cell>
          <table:table-cell table:style-name="ce6" office:value-type="string" calcext:value-type="string">
            <text:p>'pollen-releasing floral structure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pollen-releasing floral structure presence'} trait that is a {quality of} a {whole plant} that has at least one {'pollen-releasing floral structure'}." calcext:value-type="string">
            <text:p>A {'pollen-releasing floral structure presence'} trait that is a {quality of} a {whole plant} that has at least one {'pollen-releasing floral structure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3]; CHAR(10); &quot;) AND 'depends on structure' SOME (&quot;; CHAR(10); &quot;    'has visible part' SOME &quot;; [.E33]; CHAR(10); &quot;)&quot;)" office:value-type="string" office:string-value="'plant structure presence' AND 'quality of' SOME (&#10;    'whole plant' AND 'has visible part' SOME 'pollen-releasing floral structure'&#10;) AND 'depends on structure' SOME (&#10;    'has visible part' SOME 'pollen-releasing floral structure'&#10;)" calcext:value-type="string">
            <text:p>'plant structure presence' AND 'quality of' SOME (</text:p>
            <text:p>    'whole plant' AND 'has visible part' SOME 'pollen-releasing floral structure'</text:p>
            <text:p>) AND 'depends on structure' SOME (</text:p>
            <text:p>    'has visible part' SOME 'pollen-releasing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senesced floral structures present'" calcext:value-type="string">
            <text:p>'senesced floral structure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6" office:value-type="string" calcext:value-type="string">
            <text:p>'senesced floral structure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senesced floral structure presence'} trait that is a {quality of} a {whole plant} that has at least one {'senesced floral structure'}." calcext:value-type="string">
            <text:p>A {'senesced floral structure presence'} trait that is a {quality of} a {whole plant} that has at least one {'senesced floral structure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4]; CHAR(10); &quot;) AND 'depends on structure' SOME (&quot;; CHAR(10); &quot;    'has visible part' SOME &quot;; [.E34]; CHAR(10); &quot;)&quot;)" office:value-type="string" office:string-value="'plant structure presence' AND 'quality of' SOME (&#10;    'whole plant' AND 'has visible part' SOME 'senesced floral structure'&#10;) AND 'depends on structure' SOME (&#10;    'has visible part' SOME 'senesced floral structure'&#10;)" calcext:value-type="string">
            <text:p>'plant structure presence' AND 'quality of' SOME (</text:p>
            <text:p>    'whole plant' AND 'has visible part' SOME 'senesced floral structure'</text:p>
            <text:p>) AND 'depends on structure' SOME (</text:p>
            <text:p>    'has visible part' SOME 'senesc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5]; CHAR(10); &quot;) AND 'depends on structure' SOME (&quot;; CHAR(10); &quot;    'has visible part' SOME &quot;; [.E35]; CHAR(10); &quot;)&quot;)" office:value-type="string" office:string-value="'plant structure presence' AND 'quality of' SOME (&#10;    'whole plant' AND 'has visible part' SOME PO:'flower'&#10;) AND 'depends on structure' SOME (&#10;    'has visible part' SOME PO:'flower'&#10;)" calcext:value-type="string">
            <text:p>'plant structure presence' AND 'quality of' SOME (</text:p>
            <text:p>    'whole plant' AND 'has visible part' SOME PO:'flower'</text:p>
            <text:p>) AND 'depends on structure' SOME (</text:p>
            <text:p>    'has visible part' SOME PO:'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non-senesced flowers present'" calcext:value-type="string">
            <text:p>'non-senesced flower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6" office:value-type="string" calcext:value-type="string">
            <text:p>'non-senesced 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non-senesced flower presence'} trait that is a {quality of} a {whole plant} that has at least one {'non-senesced flower'}." calcext:value-type="string">
            <text:p>A {'non-senesced flower presence'} trait that is a {quality of} a {whole plant} that has at least one {'non-senesced flower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presence' AND 'has quality measurement' SOME (&#10;    'measurement datum' AND (&#10;        ('lower count' SOME xsd:integer[&gt;0]) OR&#10;        ('lower percent' SOME xsd:decimal[&gt;0.0])&#10;    )&#10;)" calcext:value-type="string">
            <text:p>'non-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6]; CHAR(10); &quot;) AND 'depends on structure' SOME (&quot;; CHAR(10); &quot;    'has visible part' SOME &quot;; [.E36]; CHAR(10); &quot;)&quot;)" office:value-type="string" office:string-value="'plant structure presence' AND 'quality of' SOME (&#10;    'whole plant' AND 'has visible part' SOME 'non-senesced flower'&#10;) AND 'depends on structure' SOME (&#10;    'has visible part' SOME 'non-senesced flower'&#10;)" calcext:value-type="string">
            <text:p>'plant structure presence' AND 'quality of' SOME (</text:p>
            <text:p>    'whole plant' AND 'has visible part' SOME 'non-senesced flower'</text:p>
            <text:p>) AND 'depends on structure' SOME (</text:p>
            <text:p>    'has visible part' SOME 'non-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unopened flower presence'" calcext:value-type="string">
            <text:p>'unopened flower presence'</text:p>
          </table:table-cell>
          <table:table-cell table:style-name="ce6" office:value-type="string" calcext:value-type="string">
            <text:p>'unopened flower'</text:p>
          </table:table-cell>
          <table:table-cell table:style-name="ce3" table:formula="of:=CONCATENATE(&quot;An {&quot;; [.D37]; &quot;} trait that is a {quality of} a {whole plant} that has at least one {&quot;; [.E37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7]; CHAR(10); &quot;) AND 'depends on structure' SOME (&quot;; CHAR(10); &quot;    'has visible part' SOME &quot;; [.E37]; CHAR(10); &quot;)&quot;)" office:value-type="string" office:string-value="'plant structure presence' AND 'quality of' SOME (&#10;    'whole plant' AND 'has visible part' SOME 'unopened flower'&#10;) AND 'depends on structure' SOME (&#10;    'has visible part' SOME 'unopened flower'&#10;)" calcext:value-type="string">
            <text:p>'plant structure presence' AND 'quality of' SOME (</text:p>
            <text:p>    'whole plant' AND 'has visible part' SOME 'unopened flower'</text:p>
            <text:p>) AND 'depends on structure' SOME (</text:p>
            <text:p>    'has visible part' SOME 'un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n {&quot;; [.D38]; &quot;} trait that is a {quality of} a {whole plant} that has at least one {&quot;; [.E38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8]; CHAR(10); &quot;) AND 'depends on structure' SOME (&quot;; CHAR(10); &quot;    'has visible part' SOME &quot;; [.E38]; CHAR(10); &quot;)&quot;)" office:value-type="string" office:string-value="'plant structure presence' AND 'quality of' SOME (&#10;    'whole plant' AND 'has visible part' SOME 'open flower'&#10;) AND 'depends on structure' SOME (&#10;    'has visible part' SOME 'open flower'&#10;)" calcext:value-type="string">
            <text:p>'plant structure presence' AND 'quality of' SOME (</text:p>
            <text:p>    'whole plant' AND 'has visible part' SOME 'open flower'</text:p>
            <text:p>) AND 'depends on structure' SOME (</text:p>
            <text:p>    'has visible part' SOME 'open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CONCATENATE(&quot;'&quot;; SUBSTITUTE(SUBSTITUTE([.E39]; &quot;PO:&quot;; &quot;&quot;); &quot;'&quot;; &quot;&quot;); &quot; presence'&quot;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9]; CHAR(10); &quot;) AND 'depends on structure' SOME (&quot;; CHAR(10); &quot;    'has visible part' SOME &quot;; [.E39]; CHAR(10); &quot;)&quot;)" office:value-type="string" office:string-value="'plant structure presence' AND 'quality of' SOME (&#10;    'whole plant' AND 'has visible part' SOME 'pollen-releasing flower'&#10;) AND 'depends on structure' SOME (&#10;    'has visible part' SOME 'pollen-releasing flower'&#10;)" calcext:value-type="string">
            <text:p>'plant structure presence' AND 'quality of' SOME (</text:p>
            <text:p>    'whole plant' AND 'has visible part' SOME 'pollen-releasing flower'</text:p>
            <text:p>) AND 'depends on structure' SOME (</text:p>
            <text:p>    'has visible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CONCATENATE(&quot;'&quot;; SUBSTITUTE(SUBSTITUTE([.E40]; &quot;PO:&quot;; &quot;&quot;); &quot;'&quot;; &quot;&quot;); &quot; presence'&quot;)" office:value-type="string" office:string-value="'senesced flower presence'" calcext:value-type="string">
            <text:p>'senesced flower presence'</text:p>
          </table:table-cell>
          <table:table-cell table:style-name="ce6" office:value-type="string" calcext:value-type="string">
            <text:p>'senesced flower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0]; CHAR(10); &quot;) AND 'depends on structure' SOME (&quot;; CHAR(10); &quot;    'has visible part' SOME &quot;; [.E40]; CHAR(10); &quot;)&quot;)" office:value-type="string" office:string-value="'plant structure presence' AND 'quality of' SOME (&#10;    'whole plant' AND 'has visible part' SOME 'senesced flower'&#10;) AND 'depends on structure' SOME (&#10;    'has visible part' SOME 'senesced flower'&#10;)" calcext:value-type="string">
            <text:p>'plant structure presence' AND 'quality of' SOME (</text:p>
            <text:p>    'whole plant' AND 'has visible part' SOME 'senesced flower'</text:p>
            <text:p>) AND 'depends on structure' SOME (</text:p>
            <text:p>    'has visible part' SOME '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1]; CHAR(10); &quot;) AND 'depends on structure' SOME (&quot;; CHAR(10); &quot;    'has visible part' SOME &quot;; [.E41]; CHAR(10); &quot;)&quot;)" office:value-type="string" office:string-value="'plant structure presence' AND 'quality of' SOME (&#10;    'whole plant' AND 'has visible part' SOME PO:'inflorescence'&#10;) AND 'depends on structure' SOME (&#10;    'has visible part' SOME PO:'inflorescence'&#10;)" calcext:value-type="string">
            <text:p>'plant structure presence' AND 'quality of' SOME (</text:p>
            <text:p>    'whole plant' AND 'has visible part' SOME PO:'inflorescence'</text:p>
            <text:p>) AND 'depends on structure' SOME (</text:p>
            <text:p>    'has visible part' SOME PO:'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non-senesced flower heads present'" calcext:value-type="string">
            <text:p>'non-senesced flower heads present'</text:p>
          </table:table-cell>
          <table:table-cell table:formula="of:=CONCATENATE(&quot;'&quot;; SUBSTITUTE(SUBSTITUTE([.E42]; &quot;PO:&quot;; &quot;&quot;); &quot;'&quot;; &quot;&quot;); &quot; presence'&quot;)" office:value-type="string" office:string-value="'non-senesced flower head presence'" calcext:value-type="string">
            <text:p>'non-senesced flower head presence'</text:p>
          </table:table-cell>
          <table:table-cell table:style-name="ce6" office:value-type="string" calcext:value-type="string">
            <text:p>'non-senesced flower head'</text:p>
          </table:table-cell>
          <table:table-cell table:style-name="ce3" table:formula="of:=CONCATENATE(&quot;A {&quot;; [.D42]; &quot;} trait that is a {quality of} a {whole plant} that has at least one {&quot;; [.E42]; &quot;}.&quot;)" office:value-type="string" office:string-value="A {'non-senesced flower head presence'} trait that is a {quality of} a {whole plant} that has at least one {'non-senesced flower head'}." calcext:value-type="string">
            <text:p>A {'non-senesced flower head presence'} trait that is a {quality of} a {whole plant} that has at least one {'non-senesced flower head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non-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2]; CHAR(10); &quot;) AND 'depends on structure' SOME (&quot;; CHAR(10); &quot;    'has visible part' SOME &quot;; [.E42]; CHAR(10); &quot;)&quot;)" office:value-type="string" office:string-value="'plant structure presence' AND 'quality of' SOME (&#10;    'whole plant' AND 'has visible part' SOME 'non-senesced flower head'&#10;) AND 'depends on structure' SOME (&#10;    'has visible part' SOME 'non-senesced flower head'&#10;)" calcext:value-type="string">
            <text:p>'plant structure presence' AND 'quality of' SOME (</text:p>
            <text:p>    'whole plant' AND 'has visible part' SOME 'non-senesced flower head'</text:p>
            <text:p>) AND 'depends on structure' SOME (</text:p>
            <text:p>    'has visible part' SOME 'non-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unopened flower heads present'" calcext:value-type="string">
            <text:p>'unopened flower heads pre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unopened flower head presence'" calcext:value-type="string">
            <text:p>'unopened flower head presence'</text:p>
          </table:table-cell>
          <table:table-cell table:style-name="ce6" office:value-type="string" calcext:value-type="string">
            <text:p>'unopened flower head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unopened flower head presence'} trait that is a {quality of} a {whole plant} that has at least one {'unopened flower head'}." calcext:value-type="string">
            <text:p>An {'unopened flower head presence'} trait that is a {quality of} a {whole plant} that has at least one {'unopened flower head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head presence' AND 'has quality measurement' SOME (&#10;    'measurement datum' AND (&#10;        ('lower count' SOME xsd:integer[&gt;0]) OR&#10;        ('lower percent' SOME xsd:decimal[&gt;0.0])&#10;    )&#10;)" calcext:value-type="string">
            <text:p>'unopen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3]; CHAR(10); &quot;) AND 'depends on structure' SOME (&quot;; CHAR(10); &quot;    'has visible part' SOME &quot;; [.E43]; CHAR(10); &quot;)&quot;)" office:value-type="string" office:string-value="'plant structure presence' AND 'quality of' SOME (&#10;    'whole plant' AND 'has visible part' SOME 'unopened flower head'&#10;) AND 'depends on structure' SOME (&#10;    'has visible part' SOME 'unopened flower head'&#10;)" calcext:value-type="string">
            <text:p>'plant structure presence' AND 'quality of' SOME (</text:p>
            <text:p>    'whole plant' AND 'has visible part' SOME 'unopened flower head'</text:p>
            <text:p>) AND 'depends on structure' SOME (</text:p>
            <text:p>    'has visible part' SOME 'unopen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open flower heads present'" calcext:value-type="string">
            <text:p>'open flower heads pre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open flower head presence'" calcext:value-type="string">
            <text:p>'open flower head presence'</text:p>
          </table:table-cell>
          <table:table-cell table:style-name="ce6" office:value-type="string" calcext:value-type="string">
            <text:p>'open flower head'</text:p>
          </table:table-cell>
          <table:table-cell table:style-name="ce3" table:formula="of:=CONCATENATE(&quot;An {&quot;; [.D44]; &quot;} trait that is a {quality of} a {whole plant} that has at least one {&quot;; [.E44]; &quot;}.&quot;)" office:value-type="string" office:string-value="An {'open flower head presence'} trait that is a {quality of} a {whole plant} that has at least one {'open flower head'}." calcext:value-type="string">
            <text:p>An {'open flower head presence'} trait that is a {quality of} a {whole plant} that has at least one {'open flower head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head presence' AND 'has quality measurement' SOME (&#10;    'measurement datum' AND (&#10;        ('lower count' SOME xsd:integer[&gt;0]) OR&#10;        ('lower percent' SOME xsd:decimal[&gt;0.0])&#10;    )&#10;)" calcext:value-type="string">
            <text:p>'open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4]; CHAR(10); &quot;) AND 'depends on structure' SOME (&quot;; CHAR(10); &quot;    'has visible part' SOME &quot;; [.E44]; CHAR(10); &quot;)&quot;)" office:value-type="string" office:string-value="'plant structure presence' AND 'quality of' SOME (&#10;    'whole plant' AND 'has visible part' SOME 'open flower head'&#10;) AND 'depends on structure' SOME (&#10;    'has visible part' SOME 'open flower head'&#10;)" calcext:value-type="string">
            <text:p>'plant structure presence' AND 'quality of' SOME (</text:p>
            <text:p>    'whole plant' AND 'has visible part' SOME 'open flower head'</text:p>
            <text:p>) AND 'depends on structure' SOME (</text:p>
            <text:p>    'has visible part' SOME 'open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pollen-releasing flower heads present'" calcext:value-type="string">
            <text:p>'pollen-releasing flower head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pollen-releasing flower head presence'" calcext:value-type="string">
            <text:p>'pollen-releasing flower head presence'</text:p>
          </table:table-cell>
          <table:table-cell table:style-name="ce6" office:value-type="string" calcext:value-type="string">
            <text:p>'pollen-releasing flower head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pollen-releasing flower head presence'} trait that is a {quality of} a {whole plant} that has at least one {'pollen-releasing flower head'}." calcext:value-type="string">
            <text:p>A {'pollen-releasing flower head presence'} trait that is a {quality of} a {whole plant} that has at least one {'pollen-releasing flower head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head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5]; CHAR(10); &quot;) AND 'depends on structure' SOME (&quot;; CHAR(10); &quot;    'has visible part' SOME &quot;; [.E45]; CHAR(10); &quot;)&quot;)" office:value-type="string" office:string-value="'plant structure presence' AND 'quality of' SOME (&#10;    'whole plant' AND 'has visible part' SOME 'pollen-releasing flower head'&#10;) AND 'depends on structure' SOME (&#10;    'has visible part' SOME 'pollen-releasing flower head'&#10;)" calcext:value-type="string">
            <text:p>'plant structure presence' AND 'quality of' SOME (</text:p>
            <text:p>    'whole plant' AND 'has visible part' SOME 'pollen-releasing flower head'</text:p>
            <text:p>) AND 'depends on structure' SOME (</text:p>
            <text:p>    'has visible part' SOME 'pollen-releas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senesced flower heads present'" calcext:value-type="string">
            <text:p>'senesced flower head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senesced flower head presence'" calcext:value-type="string">
            <text:p>'senesced flower head presence'</text:p>
          </table:table-cell>
          <table:table-cell table:style-name="ce6" office:value-type="string" calcext:value-type="string">
            <text:p>'senesced flower head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senesced flower head presence'} trait that is a {quality of} a {whole plant} that has at least one {'senesced flower head'}." calcext:value-type="string">
            <text:p>A {'senesced flower head presence'} trait that is a {quality of} a {whole plant} that has at least one {'senesced flower head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6]; CHAR(10); &quot;) AND 'depends on structure' SOME (&quot;; CHAR(10); &quot;    'has visible part' SOME &quot;; [.E46]; CHAR(10); &quot;)&quot;)" office:value-type="string" office:string-value="'plant structure presence' AND 'quality of' SOME (&#10;    'whole plant' AND 'has visible part' SOME 'senesced flower head'&#10;) AND 'depends on structure' SOME (&#10;    'has visible part' SOME 'senesced flower head'&#10;)" calcext:value-type="string">
            <text:p>'plant structure presence' AND 'quality of' SOME (</text:p>
            <text:p>    'whole plant' AND 'has visible part' SOME 'senesced flower head'</text:p>
            <text:p>) AND 'depends on structure' SOME (</text:p>
            <text:p>    'has visible part' SOME '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fruits present'" calcext:value-type="string">
            <text:p>'fruits present'</text:p>
          </table:table-cell>
          <table:table-cell office:value-type="string" calcext:value-type="string">
            <text:p>'fruit presence'</text:p>
          </table:table-cell>
          <table:table-cell table:style-name="ce6" office:value-type="string" calcext:value-type="string">
            <text:p>'simple fruit or compound fruit'</text:p>
          </table:table-cell>
          <table:table-cell table:style-name="ce3" table:formula="of:=CONCATENATE(&quot;A {&quot;; [.D47]; &quot;} trait that is a {quality of} a {whole plant} that has at least one {&quot;; [.E47]; &quot;}.&quot;)" office:value-type="string" office:string-value="A {'fruit presence'} trait that is a {quality of} a {whole plant} that has at least one {'simple fruit or compound fruit'}." calcext:value-type="string">
            <text:p>A {'fruit presence'} trait that is a {quality of} a {whole plant} that has at least one {'simple fruit or compound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7]; CHAR(10); &quot;) AND 'depends on structure' SOME (&quot;; CHAR(10); &quot;    'has visible part' SOME &quot;; [.E47]; CHAR(10); &quot;)&quot;)" office:value-type="string" office:string-value="'plant structure presence' AND 'quality of' SOME (&#10;    'whole plant' AND 'has visible part' SOME 'simple fruit or compound fruit'&#10;) AND 'depends on structure' SOME (&#10;    'has visible part' SOME 'simple fruit or compound fruit'&#10;)" calcext:value-type="string">
            <text:p>'plant structure presence' AND 'quality of' SOME (</text:p>
            <text:p>    'whole plant' AND 'has visible part' SOME 'simple fruit or compound fruit'</text:p>
            <text:p>) AND 'depends on structure' SOME (</text:p>
            <text:p>    'has visible part' SOME 'simple fruit or compound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8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8]; CHAR(10); &quot;) AND 'depends on structure' SOME (&quot;; CHAR(10); &quot;    'has visible part' SOME &quot;; [.E48]; CHAR(10); &quot;)&quot;)" office:value-type="string" office:string-value="'plant structure presence' AND 'quality of' SOME (&#10;    'whole plant' AND 'has visible part' SOME 'ripening fruit'&#10;) AND 'depends on structure' SOME (&#10;    'has visible part' SOME 'ripening fruit'&#10;)" calcext:value-type="string">
            <text:p>'plant structure presence' AND 'quality of' SOME (</text:p>
            <text:p>    'whole plant' AND 'has visible part' SOME 'ripening fruit'</text:p>
            <text:p>) AND 'depends on structure' SOME (</text:p>
            <text:p>    'has visible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9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9]; &quot;} trait that is a {quality of} a {whole plant} that has at least one {&quot;; [.E49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9]; CHAR(10); &quot;) AND 'depends on structure' SOME (&quot;; CHAR(10); &quot;    'has visible part' SOME &quot;; [.E49]; CHAR(10); &quot;)&quot;)" office:value-type="string" office:string-value="'plant structure presence' AND 'quality of' SOME (&#10;    'whole plant' AND 'has visible part' SOME 'unripe fruit'&#10;) AND 'depends on structure' SOME (&#10;    'has visible part' SOME 'unripe fruit'&#10;)" calcext:value-type="string">
            <text:p>'plant structure presence' AND 'quality of' SOME (</text:p>
            <text:p>    'whole plant' AND 'has visible part' SOME 'unripe fruit'</text:p>
            <text:p>) AND 'depends on structure' SOME (</text:p>
            <text:p>    'has visible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formula="of:=SUBSTITUTE([.D50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50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50]; &quot;} trait that is a {quality of} a {whole plant} that has at least one {&quot;; [.E50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0]; CHAR(10); &quot;) AND 'depends on structure' SOME (&quot;; CHAR(10); &quot;    'has visible part' SOME &quot;; [.E50]; CHAR(10); &quot;)&quot;)" office:value-type="string" office:string-value="'plant structure presence' AND 'quality of' SOME (&#10;    'whole plant' AND 'has visible part' SOME 'ripe fruit'&#10;) AND 'depends on structure' SOME (&#10;    'has visible part' SOME 'ripe fruit'&#10;)" calcext:value-type="string">
            <text:p>'plant structure presence' AND 'quality of' SOME (</text:p>
            <text:p>    'whole plant' AND 'has visible part' SOME 'ripe fruit'</text:p>
            <text:p>) AND 'depends on structure' SOME (</text:p>
            <text:p>    'has visible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2]; &quot;} trait that is a {quality of} a {whole plant} that has at least one cone {$&quot;; [.E52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2]; CHAR(10); &quot;) AND 'depends on structure' SOME (&quot;; CHAR(10); &quot;    'has visible part' SOME &quot;; [.E52]; CHAR(10); &quot;)&quot;)" office:value-type="string" office:string-value="'plant structure presence' AND 'quality of' SOME (&#10;    'whole plant' AND 'has visible part' SOME PO:'strobilus'&#10;) AND 'depends on structure' SOME (&#10;    'has visible part' SOME PO:'strobilus'&#10;)" calcext:value-type="string">
            <text:p>'plant structure presence' AND 'quality of' SOME (</text:p>
            <text:p>    'whole plant' AND 'has visible part' SOME PO:'strobilus'</text:p>
            <text:p>) AND 'depends on structure' SOME (</text:p>
            <text:p>    'has visible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3]; &quot;} trait that is a {quality of} a {whole plant} that has at least one pollen cone {$&quot;; [.E53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3]; CHAR(10); &quot;) AND 'depends on structure' SOME (&quot;; CHAR(10); &quot;    'has visible part' SOME &quot;; [.E53]; CHAR(10); &quot;)&quot;)" office:value-type="string" office:string-value="'plant structure presence' AND 'quality of' SOME (&#10;    'whole plant' AND 'has visible part' SOME PO:'microsporangiate strobilus'&#10;) AND 'depends on structure' SOME (&#10;    'has visible part' SOME PO:'microsporangiate strobilus'&#10;)" calcext:value-type="string">
            <text:p>'plant structure presence' AND 'quality of' SOME (</text:p>
            <text:p>    'whole plant' AND 'has visible part' SOME PO:'microsporangiate strobilus'</text:p>
            <text:p>) AND 'depends on structure' SOME (</text:p>
            <text:p>    'has visible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4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4]; CHAR(10); &quot;) AND 'depends on structure' SOME (&quot;; CHAR(10); &quot;    'has visible part' SOME &quot;; [.E54]; CHAR(10); &quot;)&quot;)" office:value-type="string" office:string-value="'plant structure presence' AND 'quality of' SOME (&#10;    'whole plant' AND 'has visible part' SOME 'fresh pollen cone'&#10;) AND 'depends on structure' SOME (&#10;    'has visible part' SOME 'fresh pollen cone'&#10;)" calcext:value-type="string">
            <text:p>'plant structure presence' AND 'quality of' SOME (</text:p>
            <text:p>    'whole plant' AND 'has visible part' SOME 'fresh pollen cone'</text:p>
            <text:p>) AND 'depends on structure' SOME (</text:p>
            <text:p>    'has visible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5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5]; &quot;} trait that is a {quality of} a {whole plant} that has at least one {&quot;; [.E55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5]; CHAR(10); &quot;) AND 'depends on structure' SOME (&quot;; CHAR(10); &quot;    'has visible part' SOME &quot;; [.E55]; CHAR(10); &quot;)&quot;)" office:value-type="string" office:string-value="'plant structure presence' AND 'quality of' SOME (&#10;    'whole plant' AND 'has visible part' SOME 'open pollen cone'&#10;) AND 'depends on structure' SOME (&#10;    'has visible part' SOME 'open pollen cone'&#10;)" calcext:value-type="string">
            <text:p>'plant structure presence' AND 'quality of' SOME (</text:p>
            <text:p>    'whole plant' AND 'has visible part' SOME 'open pollen cone'</text:p>
            <text:p>) AND 'depends on structure' SOME (</text:p>
            <text:p>    'has visible part' SOME 'open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6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6]; CHAR(10); &quot;) AND 'depends on structure' SOME (&quot;; CHAR(10); &quot;    'has visible part' SOME &quot;; [.E56]; CHAR(10); &quot;)&quot;)" office:value-type="string" office:string-value="'plant structure presence' AND 'quality of' SOME (&#10;    'whole plant' AND 'has visible part' SOME 'pollen-releasing pollen cone'&#10;) AND 'depends on structure' SOME (&#10;    'has visible part' SOME 'pollen-releasing pollen cone'&#10;)" calcext:value-type="string">
            <text:p>'plant structure presence' AND 'quality of' SOME (</text:p>
            <text:p>    'whole plant' AND 'has visible part' SOME 'pollen-releasing pollen cone'</text:p>
            <text:p>) AND 'depends on structure' SOME (</text:p>
            <text:p>    'has visible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7]; CHAR(10); &quot;) AND 'depends on structure' SOME (&quot;; CHAR(10); &quot;    'has visible part' SOME &quot;; [.E57]; CHAR(10); &quot;)&quot;)" office:value-type="string" office:string-value="'plant structure presence' AND 'quality of' SOME (&#10;    'whole plant' AND 'has visible part' SOME PO:'megasporangiate strobilus'&#10;) AND 'depends on structure' SOME (&#10;    'has visible part' SOME PO:'megasporangiate strobilus'&#10;)" calcext:value-type="string">
            <text:p>'plant structure presence' AND 'quality of' SOME (</text:p>
            <text:p>    'whole plant' AND 'has visible part' SOME PO:'megasporangiate strobilus'</text:p>
            <text:p>) AND 'depends on structure' SOME (</text:p>
            <text:p>    'has visible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8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8]; &quot;} trait that is a {quality of} a {whole plant} that has at least one {&quot;; [.E58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8]; CHAR(10); &quot;) AND 'depends on structure' SOME (&quot;; CHAR(10); &quot;    'has visible part' SOME &quot;; [.E58]; CHAR(10); &quot;)&quot;)" office:value-type="string" office:string-value="'plant structure presence' AND 'quality of' SOME (&#10;    'whole plant' AND 'has visible part' SOME 'fresh seed cone'&#10;) AND 'depends on structure' SOME (&#10;    'has visible part' SOME 'fresh seed cone'&#10;)" calcext:value-type="string">
            <text:p>'plant structure presence' AND 'quality of' SOME (</text:p>
            <text:p>    'whole plant' AND 'has visible part' SOME 'fresh seed cone'</text:p>
            <text:p>) AND 'depends on structure' SOME (</text:p>
            <text:p>    'has visible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9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9]; CHAR(10); &quot;) AND 'depends on structure' SOME (&quot;; CHAR(10); &quot;    'has visible part' SOME &quot;; [.E59]; CHAR(10); &quot;)&quot;)" office:value-type="string" office:string-value="'plant structure presence' AND 'quality of' SOME (&#10;    'whole plant' AND 'has visible part' SOME 'ripening seed cone'&#10;) AND 'depends on structure' SOME (&#10;    'has visible part' SOME 'ripening seed cone'&#10;)" calcext:value-type="string">
            <text:p>'plant structure presence' AND 'quality of' SOME (</text:p>
            <text:p>    'whole plant' AND 'has visible part' SOME 'ripening seed cone'</text:p>
            <text:p>) AND 'depends on structure' SOME (</text:p>
            <text:p>    'has visible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60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60]; &quot;} trait that is a {quality of} a {whole plant} that has at least one {&quot;; [.E60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0]; CHAR(10); &quot;) AND 'depends on structure' SOME (&quot;; CHAR(10); &quot;    'has visible part' SOME &quot;; [.E60]; CHAR(10); &quot;)&quot;)" office:value-type="string" office:string-value="'plant structure presence' AND 'quality of' SOME (&#10;    'whole plant' AND 'has visible part' SOME 'unripe seed cone'&#10;) AND 'depends on structure' SOME (&#10;    'has visible part' SOME 'unripe seed cone'&#10;)" calcext:value-type="string">
            <text:p>'plant structure presence' AND 'quality of' SOME (</text:p>
            <text:p>    'whole plant' AND 'has visible part' SOME 'unripe seed cone'</text:p>
            <text:p>) AND 'depends on structure' SOME (</text:p>
            <text:p>    'has visible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table:style-name="ce3" table:formula="of:=SUBSTITUTE([.D61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1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1]; &quot;} trait that is a {quality of} a {whole plant} that has at least one {&quot;; [.E61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1]; CHAR(10); &quot;) AND 'depends on structure' SOME (&quot;; CHAR(10); &quot;    'has visible part' SOME &quot;; [.E61]; CHAR(10); &quot;)&quot;)" office:value-type="string" office:string-value="'plant structure presence' AND 'quality of' SOME (&#10;    'whole plant' AND 'has visible part' SOME 'ripe seed cone'&#10;) AND 'depends on structure' SOME (&#10;    'has visible part' SOME 'ripe seed cone'&#10;)" calcext:value-type="string">
            <text:p>'plant structure presence' AND 'quality of' SOME (</text:p>
            <text:p>    'whole plant' AND 'has visible part' SOME 'ripe seed cone'</text:p>
            <text:p>) AND 'depends on structure' SOME (</text:p>
            <text:p>    'has visible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3]; CHAR(10); &quot;) AND 'depends on structure' SOME (&quot;; CHAR(10); &quot;    'abscised' SOME &quot;; [.E63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4]; CHAR(10); &quot;) AND 'depends on structure' SOME (&quot;; CHAR(10); &quot;    'abscised' SOME &quot;; [.E64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8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5]; &quot;)&quot;; CHAR(10); &quot;) AND 'depends on structure' SOME (&quot;; CHAR(10); &quot;    'abscised' SOME (&quot;; [.E65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9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6]; &quot;)&quot;; CHAR(10); &quot;) AND 'depends on structure' SOME (&quot;; CHAR(10); &quot;    'abscised' SOME (&quot;; [.E66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21:22.380301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0:33:30.505955259</dc:date>
    <dc:creator>Brian </dc:creator>
    <meta:editing-duration>P27DT20H13M32S</meta:editing-duration>
    <meta:editing-cycles>230</meta:editing-cycles>
    <meta:generator>LibreOffice/5.1.4.2$Linux_X86_64 LibreOffice_project/10m0$Build-2</meta:generator>
    <meta:document-statistic meta:table-count="1" meta:cell-count="488" meta:object-count="0"/>
  </office:meta>
</office:document-meta>
</file>